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Helvetica" svg:font-family="Helvetica"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6594" officeooo:paragraph-rsid="00086594"/>
    </style:style>
    <style:style style:name="P2" style:family="paragraph" style:parent-style-name="Standard">
      <style:text-properties style:font-name="Ubuntu" fo:font-size="20pt" fo:font-weight="bold" officeooo:rsid="00086594" officeooo:paragraph-rsid="00086594" fo:background-color="#ff8000" style:font-size-asian="20pt" style:font-weight-asian="bold" style:font-size-complex="20pt" style:font-weight-complex="bold"/>
    </style:style>
    <style:style style:name="P3" style:family="paragraph" style:parent-style-name="Standard">
      <style:text-properties style:font-name="Helvetica" fo:font-size="14pt" fo:font-weight="normal" officeooo:rsid="0009e140" officeooo:paragraph-rsid="0009e140" style:font-size-asian="14pt" style:font-weight-asian="normal" style:font-size-complex="14pt" style:font-weight-complex="normal"/>
    </style:style>
    <style:style style:name="P4" style:family="paragraph" style:parent-style-name="Standard">
      <style:text-properties style:font-name="Helvetica" fo:font-size="14pt" fo:font-weight="normal" officeooo:rsid="000a2af7" officeooo:paragraph-rsid="000a2af7" style:font-size-asian="14pt" style:font-weight-asian="normal" style:font-size-complex="14pt" style:font-weight-complex="normal"/>
    </style:style>
    <style:style style:name="P5" style:family="paragraph" style:parent-style-name="Standard">
      <style:text-properties style:font-name="Helvetica" fo:font-size="14pt" fo:font-weight="normal" officeooo:rsid="000a2af7" officeooo:paragraph-rsid="000a797f" style:font-size-asian="14pt" style:font-weight-asian="normal" style:font-size-complex="14pt" style:font-weight-complex="normal"/>
    </style:style>
    <style:style style:name="P6" style:family="paragraph" style:parent-style-name="Standard">
      <style:text-properties style:font-name="Helvetica" fo:font-size="14pt" fo:font-weight="normal" officeooo:rsid="000a797f" officeooo:paragraph-rsid="000a797f" style:font-size-asian="14pt" style:font-weight-asian="normal" style:font-size-complex="14pt" style:font-weight-complex="normal"/>
    </style:style>
    <style:style style:name="P7" style:family="paragraph" style:parent-style-name="Standard">
      <style:text-properties style:font-name="Helvetica" fo:font-size="14pt" fo:font-weight="normal" officeooo:rsid="00086594" officeooo:paragraph-rsid="00086594" style:font-size-asian="14pt" style:font-weight-asian="normal" style:font-size-complex="14pt" style:font-weight-complex="normal"/>
    </style:style>
    <style:style style:name="P8" style:family="paragraph" style:parent-style-name="Standard">
      <style:text-properties style:font-name="Ubuntu" fo:font-size="20pt" fo:font-weight="bold" officeooo:rsid="000aacc8" officeooo:paragraph-rsid="000aacc8" fo:background-color="#ff8000" style:font-size-asian="20pt" style:font-weight-asian="bold" style:font-size-complex="20pt" style:font-weight-complex="bold"/>
    </style:style>
    <style:style style:name="T1" style:family="text">
      <style:text-properties officeooo:rsid="000a7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ST IMPORTANT PIECES OF INFORMATION TREATING COMMUNICATION</text:p>
      <text:p text:style-name="P2"/>
      <text:p text:style-name="P8">CHAT</text:p>
      <text:p text:style-name="P1"/>
      <text:p text:style-name="P7">Talking about communication we can’t mention social networks, they are maybe the most popular way of communicationg with the world and more than ever today we are arounded by them.</text:p>
      <text:p text:style-name="P7">An importat example that can represent almost every social network on the market can be Twitter.</text:p>
      <text:p text:style-name="P7">This micro-blogging site allow users to create and read text messagges of no more than 140 characters.</text:p>
      <text:p text:style-name="P7">Twitter appeared in 2006 as a way to communicate with a group of people using a single sms text message.</text:p>
      <text:p text:style-name="P7">In few time it gained a lot of popularity and encouraged more and more people to use this service.</text:p>
      <text:p text:style-name="P7">Despite this at its beggining there was impression that Twitter was an ‘in-club’ for media proffessionals and celebrities, even if it was true in early days it has now entered the mainstream.</text:p>
      <text:p text:style-name="P3">Twitter is quite simpler than other social networks and this is one of the main reasones for his success.</text:p>
      <text:p text:style-name="P3">If a user tweets a message it will be publicly visible by all his followers and it will be automatically added to the twitter timeline.</text:p>
      <text:p text:style-name="P3">Moreover there are some specific feautures, for examples by adding a D username before the message you can tranform the tweet into a private message, with adding @username you can mention a person in your tweet generating an alert on this person profile, than you can use #(hashtags) to insert your tweet whitin a category.</text:p>
      <text:p text:style-name="P3">By this two last actions maybe you can achieve popularity by being re-twitted and let your message stand out among the constant stream of conversations.</text:p>
      <text:p text:style-name="P4">Actually nowadays twitter can <text:span text:style-name="T1">also </text:span>reveal as a way of gaining money only by being popular.</text:p>
      <text:p text:style-name="P5">Most major news outlets use Twitter to distribute headlines and keep us up to date with the news, but there is a con of this way of spread news, everyone can tell his opinion and let disinformation spread.</text:p>
      <text:p text:style-name="P5">There are plenty of examples of how conventional news, by turning tweets as a source lead to embarassing mistakes. Another reality of this social network are fake celebritie accounts, some of them can be amusing while others can show to be offensive.</text:p>
      <text:p text:style-name="P5"><text:soft-page-break/>However cases of mischievous third parties imitating a brand or famous person have prompted Twitter to introduce the verification scheme.</text:p>
      <text:p text:style-name="P5">The Names of celebrities that appear with a white tick in a blue circle next to them represents the offial accounts of these celebrities.</text:p>
      <text:p text:style-name="P4">If this thick doesn’t appear the account may not be official or maybe the celebrity isn’t considered this famous by the Twitter staff.</text:p>
      <text:p text:style-name="P4">With some focus and a great selection it is possible to focus only on the best bits , <text:span text:style-name="T1">which can be inluminating, educational or just entertaining.</text:span></text:p>
      <text:p text:style-name="P6">People can find twitter a pointless distraction or an exciting outlet for thoughts and opinions,</text:p>
      <text:p text:style-name="P6">it has to be kept in mind that public something wring in twitter culd sign your name or your career forever so think it twice before judging something or posting something too controversi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Helvetica" svg:font-family="Helvetica"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3:32:34.498432597</meta:creation-date>
    <dc:date>2020-04-16T16:13:32.154000000</dc:date>
    <meta:editing-duration>PT7M45S</meta:editing-duration>
    <meta:editing-cycles>2</meta:editing-cycles>
    <meta:generator>LibreOffice/6.4.2.2$Windows_X86_64 LibreOffice_project/4e471d8c02c9c90f512f7f9ead8875b57fcb1ec3</meta:generator>
    <meta:document-statistic meta:table-count="0" meta:image-count="0" meta:object-count="0" meta:page-count="2" meta:paragraph-count="21" meta:word-count="503" meta:character-count="2934" meta:non-whitespace-character-count="2452"/>
  </office:meta>
</office:document-meta>
</file>